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E000002E1FCFC1193BA5BB62C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49D0000049D72036EDEFFE6488D.jpg" manifest:media-type="image/jpeg"/>
  <manifest:file-entry manifest:full-path="Pictures/100000000000009A0000008269AA511803DCA2CC.jpg" manifest:media-type="image/jpeg"/>
  <manifest:file-entry manifest:full-path="Pictures/10000201000000E00000007661B0A6592B91CDAC.png" manifest:media-type="image/png"/>
  <manifest:file-entry manifest:full-path="Pictures/100002010000019E000001698859C743E7D3BDB5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B4000000888FA74FE1D99667A8.png" manifest:media-type="image/png"/>
  <manifest:file-entry manifest:full-path="Pictures/1000020100000253000000BF4EB96B58B1C3AB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kt_20_ohne_20_Füllung_20_und_20_Linie">
      <style:graphic-properties draw:textarea-vertical-align="middle" draw:fit-to-contour="true" fo:min-height="14.83cm" draw:visible-area-left="0cm" draw:visible-area-top="0cm" draw:visible-area-width="5cm" draw:visible-area-height="5cm" draw:ole-draw-aspect="1"/>
    </style:style>
    <style:style style:name="gr1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title">
      <style:graphic-properties fo:min-height="1.273cm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23" style:family="paragraph">
      <loext:graphic-properties draw:fill="none" draw:fill-color="#ffffff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ffffff" fo:background-color="transparen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C(p,2p)11B Quasi Free Scattering in Inverse Kinematics at R3B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3">Tobias Jenegger</text:span></text:p>
          <text:p text:style-name="P4"><text:span text:style-name="T3"/></text:p>
          <text:p text:style-name="P4"><text:span text:style-name="T4">R3B Collaboration Meeting 2022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6"><text:s/></text:span></text:p>
          <text:p text:style-name="P6"><text:span text:style-name="T7">Setup Experiment S444</text:span></text:p>
          <text:p text:style-name="P6"><text:span text:style-name="T6">12C(p,2p)11B reaction</text:span></text:p>
          <text:p text:style-name="P6"><text:span text:style-name="T6">Analysis</text:span></text:p>
          <text:p text:style-name="P6"><text:span text:style-name="T6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8"/></text:p>
            <text:p><text:span text:style-name="T8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6">Physics with R</text:span><text:span text:style-name="T9">3</text:span><text:span text:style-name="T6">B</text:span></text:p>
          <text:p text:style-name="P6"><text:span text:style-name="T6">CALIFA – Design</text:span></text:p>
          <text:p text:style-name="P6"><text:span text:style-name="T6"/></text:p>
          <text:p text:style-name="P6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0">TUM Members:</text:span></text:p>
            <text:p><text:span text:style-name="T10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1">Funded by the Deutsche Forschungsgemeinschaft <text:s/>(DFG, German Research Foundation)</text:span></text:p>
            <text:p text:style-name="P11"><text:span text:style-name="T11">under Germany’s Excellence Strategy – EXC-2094 – 390783311,</text:span></text:p>
            <text:p text:style-name="P11"><text:span text:style-name="T11">BMBF 05P19WOFN1, 05P21WOFN1</text:span></text:p>
            <text:p text:style-name="P11"><text:span text:style-name="T11">and the FAIR Phase-0 program</text:span></text:p>
            <text:p text:style-name="P11"><text:span text:style-name="T12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5" draw:layer="layout" svg:width="28.292cm" svg:height="1.273cm" svg:x="2.328cm" svg:y="0.556cm" presentation:class="title" presentation:placeholder="true">
          <draw:text-box/>
        </draw:frame>
        <draw:frame draw:style-name="gr10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5" draw:layer="layout" svg:width="28.292cm" svg:height="1.273cm" svg:x="2.328cm" svg:y="0.556cm" presentation:class="title" presentation:placeholder="true">
          <draw:text-box/>
        </draw:frame>
        <draw:frame draw:style-name="gr10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5" draw:layer="layout" svg:width="28.292cm" svg:height="1.273cm" svg:x="2.328cm" svg:y="0.556cm" presentation:class="title" presentation:placeholder="true">
          <draw:text-box/>
        </draw:frame>
        <draw:frame draw:style-name="gr10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5" draw:layer="layout" svg:width="28.292cm" svg:height="1.273cm" svg:x="2.328cm" svg:y="0.556cm" presentation:class="title" presentation:placeholder="true">
          <draw:text-box/>
        </draw:frame>
        <draw:frame draw:style-name="gr10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5" draw:layer="layout" svg:width="28.292cm" svg:height="1.273cm" svg:x="2.328cm" svg:y="0.556cm" presentation:class="title" presentation:placeholder="true">
          <draw:text-box/>
        </draw:frame>
        <draw:frame draw:style-name="gr10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5" draw:layer="layout" svg:width="28.292cm" svg:height="1.273cm" svg:x="2.328cm" svg:y="0.556cm" presentation:class="title" presentation:placeholder="true">
          <draw:text-box/>
        </draw:frame>
        <draw:frame draw:style-name="gr10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5" draw:layer="layout" svg:width="28.292cm" svg:height="1.273cm" svg:x="2.328cm" svg:y="0.556cm" presentation:class="title" presentation:placeholder="true">
          <draw:text-box/>
        </draw:frame>
        <draw:frame draw:style-name="gr10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5" draw:layer="layout" svg:width="28.292cm" svg:height="1.273cm" svg:x="2.328cm" svg:y="0.556cm" presentation:class="title" presentation:placeholder="true">
          <draw:text-box/>
        </draw:frame>
        <draw:frame draw:style-name="gr10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draw:frame presentation:style-name="pr5" draw:layer="layout" svg:width="28.292cm" svg:height="1.273cm" svg:x="2.328cm" svg:y="0.556cm" presentation:class="title" presentation:placeholder="true">
          <draw:text-box/>
        </draw:frame>
        <draw:frame draw:style-name="gr10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draw:frame draw:name="Inhaltsplatzhalter 2" presentation:style-name="pr6" draw:text-style-name="P19" draw:layer="layout" svg:width="30.701cm" svg:height="14.829cm" svg:x="1.628cm" svg:y="1.928cm" presentation:class="outline" presentation:user-transformed="true">
          <draw:text-box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</draw:text-box>
        </draw:frame>
        <draw:frame draw:name="Datumsplatzhalter 3" presentation:style-name="pr7" draw:text-style-name="P14" draw:layer="layout" svg:width="4.656cm" svg:height="1.013cm" svg:x="5.292cm" svg:y="17.657cm" presentation:class="date-time" presentation:user-transformed="true">
          <draw:text-box>
            <text:p text:style-name="P20"><text:span text:style-name="T13">Tobias Jenegger</text:span></text:p>
          </draw:text-box>
        </draw:frame>
        <draw:frame draw:name="Foliennummernplatzhalter 5" presentation:style-name="pr7" draw:text-style-name="P16" draw:layer="layout" svg:width="7.619cm" svg:height="1.013cm" svg:x="25.411cm" svg:y="17.657cm" presentation:class="page-number" presentation:user-transformed="true">
          <draw:text-box>
            <text:p text:style-name="P21"><text:span text:style-name="T13"><text:page-number>&lt;Foliennumm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1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2" draw:text-style-name="P22" draw:layer="layout" svg:width="11.8cm" svg:height="2.376cm" svg:x="12.1cm" svg:y="4.7cm">
          <draw:text-box>
            <text:p><text:span text:style-name="T15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13" draw:text-style-name="P23" draw:layer="layout" svg:width="27.686cm" svg:height="5.228cm" svg:x="4.064cm" svg:y="9.906cm">
          <draw:text-box>
            <text:p><text:span text:style-name="T16">Special Thanks to:</text:span></text:p>
            <text:p/>
            <text:p><text:span text:style-name="T17">GENP-USC Group (J. Benlliure, G. Garcia, A. Gonzalez, J. L. Rodriguez Sanchez, et. al. )</text:span></text:p>
            <text:p><text:span text:style-name="T17"/></text:p>
            <text:p><text:span text:style-name="T17">SOFIA Group (A. Chatillon, J. Taieb, et. al.)</text:span></text:p>
            <text:p><text:span text:style-name="T17"/></text:p>
            <text:p/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51</meta:editing-cycles>
    <meta:creation-date>2020-06-28T17:37:46.152589175</meta:creation-date>
    <meta:editing-duration>PT18H8M35S</meta:editing-duration>
    <meta:generator>LibreOffice/6.0.7.3$Linux_X86_64 LibreOffice_project/00m0$Build-3</meta:generator>
    <dc:date>2022-05-18T22:22:44.314484766</dc:date>
    <meta:document-statistic meta:object-count="150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